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73000000C000E2B73C2273C6F5.png" manifest:media-type="image/png"/>
  <manifest:file-entry manifest:full-path="Pictures/1000000100000196000001257C6DEFFEDA05FDB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73cm"/>
      <style:paragraph-properties style:writing-mode="lr-tb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72cm"/>
      <style:paragraph-properties style:writing-mode="lr-tb"/>
    </style:style>
    <style:style style:name="gr5" style:family="graphic" style:parent-style-name="objectwithoutfill">
      <style:graphic-properties draw:stroke="dash" draw:stroke-dash="Dashed_20__28_var_29_" svg:stroke-width="0.035cm" svg:stroke-color="#0066b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7cm" fo:min-width="0cm"/>
      <style:paragraph-properties style:writing-mode="lr-tb"/>
    </style:style>
    <style:style style:name="gr7" style:family="graphic" style:parent-style-name="objectwithoutfill">
      <style:graphic-properties svg:stroke-width="0.03cm" svg:stroke-color="#000000" draw:marker-start-width="0.295cm" draw:marker-end-width="0.295cm" draw:fill="none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218cm"/>
      <style:paragraph-properties style:writing-mode="lr-tb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text-autospace="none"/>
    </style:style>
    <style:style style:name="P5" style:family="paragraph">
      <loext:graphic-properties draw:fill="none" draw:fill-color="#ffffff"/>
      <style:paragraph-properties fo:text-align="center" style:text-autospace="none" style:writing-mode="lr-tb"/>
      <style:text-properties fo:color="#000000" loext:opacity="100%" style:font-name="Calibri1" fo:font-size="11pt" style:letter-kerning="true" style:font-name-asian="Calibri1" style:font-size-asian="11pt" style:font-name-complex="Calibri1" style:font-size-complex="11pt"/>
    </style:style>
    <style:style style:name="P6" style:family="paragraph">
      <loext:graphic-properties draw:fill="none" draw:fill-color="#ffffff"/>
      <style:paragraph-properties fo:text-align="center" style:text-autospace="none" style:writing-mode="lr-tb"/>
      <style:text-properties fo:color="#000000" loext:opacity="100%" style:font-name="Calibri1" fo:font-size="11pt" style:letter-kerning="true" style:font-name-asian="Calibri1" style:font-size-asian="12pt" style:font-name-complex="Calibri1" style:font-size-complex="12pt"/>
    </style:style>
    <style:style style:name="P7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loext:opacity="100%" style:font-name="Calibri1" fo:font-size="11pt" style:letter-kerning="true" style:font-name-asian="Calibri1" style:font-size-asian="11pt" style:font-name-complex="Calibri1" style:font-size-complex="11pt"/>
    </style:style>
    <style:style style:name="T3" style:family="text">
      <style:text-properties fo:color="#000000" loext:opacity="100%" style:font-name="Calibri1" fo:font-size="11pt" style:letter-kerning="true" style:font-name-asian="Calibri1" style:font-size-asian="12pt" style:font-name-complex="Calibri1" style:font-size-complex="12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svg:x1="22.5cm" svg:y1="5.938cm" svg:x2="15.881cm" svg:y2="5.941cm" svg:d="M22500 5938h-3309v3h-3310" svg:viewBox="0 0 6620 4">
          <text:p/>
        </draw:connector>
        <draw:connector draw:style-name="gr1" draw:text-style-name="P1" draw:layer="layout" svg:x1="15.67cm" svg:y1="5.942cm" svg:x2="4.558cm" svg:y2="9.252cm" svg:d="M15670 5942h-5556v3310h-5556" svg:viewBox="0 0 11113 3311">
          <text:p/>
        </draw:connector>
        <draw:connector draw:style-name="gr1" draw:text-style-name="P1" draw:layer="layout" draw:line-skew="0.243cm" svg:x1="15.765cm" svg:y1="6.276cm" svg:x2="4.549cm" svg:y2="9.525cm" svg:d="M15765 6276h-5365v3249h-5851" svg:viewBox="0 0 11217 3250">
          <text:p/>
        </draw:connector>
        <draw:frame draw:style-name="gr2" draw:text-style-name="P2" draw:layer="layout" svg:width="3.973cm" svg:height="0.725cm" svg:x="10.9cm" svg:y="6.475cm">
          <draw:text-box>
            <text:p><text:span text:style-name="T1">0,3 mm² / AWG 22</text:span></text:p>
          </draw:text-box>
        </draw:frame>
        <draw:line draw:style-name="gr3" draw:text-style-name="P1" draw:layer="layout" svg:x1="26.1cm" svg:y1="2.5cm" svg:x2="2.7cm" svg:y2="2.5cm">
          <text:p/>
        </draw:line>
        <draw:frame draw:style-name="gr4" draw:text-style-name="P2" draw:layer="layout" svg:width="2.272cm" svg:height="0.725cm" svg:x="13.966cm" svg:y="1.775cm">
          <draw:text-box>
            <text:p text:style-name="P1"><text:span text:style-name="T1">350 mm</text:span></text:p>
          </draw:text-box>
        </draw:frame>
        <draw:line draw:style-name="gr5" draw:text-style-name="P3" draw:layer="layout" svg:x1="26.1cm" svg:y1="2.3cm" svg:x2="26.1cm" svg:y2="5.9cm">
          <text:p/>
        </draw:line>
        <draw:frame draw:style-name="gr6" draw:text-style-name="P5" draw:layer="layout" svg:width="3.2cm" svg:height="1.157cm" svg:x="21.5cm" svg:y="3.843cm">
          <draw:text-box>
            <text:p text:style-name="P4"><text:span text:style-name="T2">Fiche Molex MicroFit</text:span></text:p>
          </draw:text-box>
        </draw:frame>
        <draw:frame draw:style-name="gr6" draw:text-style-name="P6" draw:layer="layout" svg:width="3cm" svg:height="1.157cm" svg:x="2.8cm" svg:y="5.74cm">
          <draw:text-box>
            <text:p text:style-name="P4"><text:span text:style-name="T3">Fiche Hirose DF11</text:span></text:p>
          </draw:text-box>
        </draw:frame>
        <draw:line draw:style-name="gr5" draw:text-style-name="P3" draw:layer="layout" svg:x1="2.7cm" svg:y1="2.3cm" svg:x2="2.7cm" svg:y2="8.8cm">
          <text:p/>
        </draw:line>
        <draw:connector draw:style-name="gr1" draw:text-style-name="P1" draw:layer="layout" svg:x1="22.5cm" svg:y1="6.7cm" svg:x2="15.962cm" svg:y2="6.256cm" svg:d="M22500 6700h-3269v-444h-3269" svg:viewBox="0 0 6539 445">
          <text:p/>
        </draw:connector>
        <draw:line draw:style-name="gr7" draw:text-style-name="P3" draw:layer="layout" svg:x1="15.6cm" svg:y1="5.6cm" svg:x2="15.8cm" svg:y2="6.6cm">
          <text:p/>
        </draw:line>
        <draw:line draw:style-name="gr7" draw:text-style-name="P3" draw:layer="layout" svg:x1="15.8cm" svg:y1="5.6cm" svg:x2="16cm" svg:y2="6.6cm">
          <text:p/>
        </draw:line>
        <draw:frame draw:style-name="gr8" draw:text-style-name="P7" draw:layer="layout" svg:width="0.718cm" svg:height="0.683cm" svg:x="5.3cm" svg:y="9.517cm">
          <draw:text-box>
            <text:p><text:span text:style-name="T4">1</text:span></text:p>
          </draw:text-box>
        </draw:frame>
        <draw:frame draw:style-name="gr8" draw:text-style-name="P7" draw:layer="layout" svg:width="0.718cm" svg:height="0.683cm" svg:x="5.3cm" svg:y="8.517cm">
          <draw:text-box>
            <text:p><text:span text:style-name="T4">2</text:span></text:p>
          </draw:text-box>
        </draw:frame>
        <draw:frame draw:style-name="gr9" draw:text-style-name="P3" draw:layer="layout" svg:width="3.06cm" svg:height="2.208cm" draw:transform="rotate (1.5707963267949) translate (2.692cm 10.16cm)">
          <draw:image xlink:href="Pictures/1000000100000196000001257C6DEFFEDA05FDB7.png" xlink:type="simple" xlink:show="embed" xlink:actuate="onLoad" draw:mime-type="image/png">
            <text:p/>
          </draw:image>
        </draw:frame>
        <draw:frame draw:style-name="gr9" draw:text-style-name="P3" draw:layer="layout" svg:width="2.172cm" svg:height="3.627cm" draw:transform="rotate (1.5707963267949) translate (22.473cm 7.372cm)">
          <draw:image xlink:href="Pictures/1000000100000073000000C000E2B73C2273C6F5.png" xlink:type="simple" xlink:show="embed" xlink:actuate="onLoad" draw:mime-type="image/png">
            <text:p/>
          </draw:image>
        </draw:frame>
        <draw:frame draw:style-name="gr8" draw:text-style-name="P7" draw:layer="layout" svg:width="0.718cm" svg:height="0.683cm" svg:x="21.682cm" svg:y="5.4cm">
          <draw:text-box>
            <text:p><text:span text:style-name="T4">1</text:span></text:p>
          </draw:text-box>
        </draw:frame>
        <draw:frame draw:style-name="gr8" draw:text-style-name="P7" draw:layer="layout" svg:width="0.718cm" svg:height="0.683cm" svg:x="21.7cm" svg:y="6.117cm">
          <draw:text-box>
            <text:p><text:span text:style-name="T4">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18T09:11:45.242000000</meta:creation-date>
    <dc:date>2023-02-14T16:24:17.989185821</dc:date>
    <meta:editing-duration>PT5H53M42S</meta:editing-duration>
    <meta:editing-cycles>132</meta:editing-cycles>
    <meta:generator>LibreOffice/7.3.7.2$Linux_X86_64 LibreOffice_project/30$Build-2</meta:generator>
    <meta:document-statistic meta:object-count="19"/>
  </office:meta>
</office:document-meta>
</file>